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7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4.789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914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1.912cm"/>
    </style:style>
    <style:style style:name="co24" style:family="table-column">
      <style:table-column-properties fo:break-before="auto" style:column-width="5.017cm"/>
    </style:style>
    <style:style style:name="co25" style:family="table-column">
      <style:table-column-properties fo:break-before="auto" style:column-width="5.987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817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4.951cm"/>
    </style:style>
    <style:style style:name="co31" style:family="table-column">
      <style:table-column-properties fo:break-before="auto" style:column-width="4.078cm"/>
    </style:style>
    <style:style style:name="co32" style:family="table-column">
      <style:table-column-properties fo:break-before="auto" style:column-width="1.298cm"/>
    </style:style>
    <style:style style:name="co33" style:family="table-column">
      <style:table-column-properties fo:break-before="auto" style:column-width="6.341cm"/>
    </style:style>
    <style:style style:name="co34" style:family="table-column">
      <style:table-column-properties fo:break-before="auto" style:column-width="3.239cm"/>
    </style:style>
    <style:style style:name="co35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74">
            <text:p>374</text:p>
          </table:table-cell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8">
            <text:p>58</text:p>
          </table:table-cell>
          <table:table-cell/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oxfam_NG.xml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679.xml</text:p>
          </table:table-cell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AM.xml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GH.xml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TH.xml</text:p>
          </table:table-cell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ML.xml</text:p>
          </table:table-cell>
          <table:table-cell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AL.xml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589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NI.xml</text:p>
          </table:table-cell>
          <table:table-cell/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NE.xml</text:p>
          </table:table-cell>
          <table:table-cell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VN.xml</text:p>
          </table:table-cell>
          <table:table-cell/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IN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BO.xml</text:p>
          </table:table-cell>
          <table:table-cell/>
          <table:table-cell office:value-type="float" office:value="188">
            <text:p>188</text:p>
          </table:table-cell>
          <table:table-cell office:value-type="float" office:value="88">
            <text:p>88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UG.xml</text:p>
          </table:table-cell>
          <table:table-cell/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LK.xml</text:p>
          </table:table-cell>
          <table:table-cell/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SN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ZA.xml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SO.xml</text:p>
          </table:table-cell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BR.xml</text:p>
          </table:table-cell>
          <table:table-cell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KE.xml</text:p>
          </table:table-cell>
          <table:table-cell/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998.xml</text:p>
          </table:table-cell>
          <table:table-cell/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ID.xml</text:p>
          </table:table-cell>
          <table:table-cell/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HT.xml</text:p>
          </table:table-cell>
          <table:table-cell/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GB.xml</text:p>
          </table:table-cell>
          <table:table-cell/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SD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AZ.xml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489.xml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HN.xml</text:p>
          </table:table-cell>
          <table:table-cell/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798.xml</text:p>
          </table:table-cell>
          <table:table-cell/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PS.xml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MZ.xml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KH.xml</text:p>
          </table:table-cell>
          <table:table-cell/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TZ.xml</text:p>
          </table:table-cell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289.xml</text:p>
          </table:table-cell>
          <table:table-cell/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BF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TD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LR.xml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RU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ZW.xml</text:p>
          </table:table-cell>
          <table:table-cell/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BD.xml</text:p>
          </table:table-cell>
          <table:table-cell/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YE.xml</text:p>
          </table:table-cell>
          <table:table-cell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TJ.xml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GT.xml</text:p>
          </table:table-cell>
          <table:table-cell/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ET.xml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PH.xml</text:p>
          </table:table-cell>
          <table:table-cell/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RW.xml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CD.xml</text:p>
          </table:table-cell>
          <table:table-cell/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AO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NP.xml</text:p>
          </table:table-cell>
          <table:table-cell/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ZM.xml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SL.xml</text:p>
          </table:table-cell>
          <table:table-cell/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CO.xml</text:p>
          </table:table-cell>
          <table:table-cell/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AF.xml</text:p>
          </table:table-cell>
          <table:table-cell/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MW.xml</text:p>
          </table:table-cell>
          <table:table-cell/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PK.xml</text:p>
          </table:table-cell>
          <table:table-cell/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GE.xml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CL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SV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  <table:table-row table:style-name="ro1">
          <table:table-cell office:value-type="string">
            <text:p>oxfam_ER.xml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2011-11-23T21:30:55+00:00</text:p>
          </table:table-cell>
          <table:table-cell office:value-type="string">
            <text:p>2011-11-22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460">
            <text:p>46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60">
            <text:p>46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460">
            <text:p>46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GBP)</text:p>
          </table:table-cell>
          <table:table-cell table:number-columns-repeated="3"/>
        </table:table-row>
        <table:table-row table:style-name="ro1"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6"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6" office:value-type="float" office:value="0">
            <text:p>0</text:p>
          </table:table-cell>
          <table:table-cell office:value-type="float" office:value="1985">
            <text:p>1985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9">
            <text:p>729</text:p>
          </table:table-cell>
          <table:table-cell office:value-type="float" office:value="87.4">
            <text:p>87.4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460">
            <text:p>460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460">
            <text:p>460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460">
            <text:p>460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460">
            <text:p>460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6"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6"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6"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6"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6"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834">
            <text:p>834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834">
            <text:p>8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834">
            <text:p>8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834">
            <text:p>834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21">
            <text:p>21</text:p>
          </table:table-cell>
          <table:table-cell table:number-columns-repeated="2" office:value-type="float" office:value="834">
            <text:p>834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GB-CHC-202918</text:p>
          </table:table-cell>
          <table:table-cell table:number-columns-repeated="2" office:value-type="float" office:value="834">
            <text:p>834</text:p>
          </table:table-cell>
        </table:table-row>
      </table:table>
      <table:table table:name="sector" table:style-name="ta1" table:print="false">
        <table:table-column table:style-name="co27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985">
            <text:p>1985</text:p>
          </table:table-cell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  <table:table-cell/>
          <table:table-cell office:value-type="float" office:value="622">
            <text:p>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oxfamgb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834">
            <text:p>834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office:value-type="float" office:value="1277">
            <text:p>1277</text:p>
          </table:table-cell>
          <table:table-cell office:value-type="float" office:value="834">
            <text:p>83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GBP</text:p>
          </table:table-cell>
          <table:table-cell office:value-type="float" office:value="2111">
            <text:p>2111</text:p>
          </table:table-cell>
          <table:table-cell office:value-type="float" office:value="834">
            <text:p>83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86688">
            <text:p>5386688</text:p>
          </table:table-cell>
          <table:table-cell office:value-type="float" office:value="0">
            <text:p>0</text:p>
          </table:table-cell>
          <table:table-cell office:value-type="float" office:value="5389373">
            <text:p>5389373</text:p>
          </table:table-cell>
          <table:table-cell office:value-type="float" office:value="0">
            <text:p>0</text:p>
          </table:table-cell>
          <table:table-cell office:value-type="float" office:value="-2685">
            <text:p>-2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2753928">
            <text:p>42753928</text:p>
          </table:table-cell>
          <table:table-cell office:value-type="float" office:value="0">
            <text:p>0</text:p>
          </table:table-cell>
          <table:table-cell office:value-type="float" office:value="38597105">
            <text:p>38597105</text:p>
          </table:table-cell>
          <table:table-cell office:value-type="float" office:value="0">
            <text:p>0</text:p>
          </table:table-cell>
          <table:table-cell office:value-type="float" office:value="4156823">
            <text:p>41568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5828821">
            <text:p>65828821</text:p>
          </table:table-cell>
          <table:table-cell office:value-type="float" office:value="0">
            <text:p>0</text:p>
          </table:table-cell>
          <table:table-cell office:value-type="float" office:value="55108505">
            <text:p>55108505</text:p>
          </table:table-cell>
          <table:table-cell office:value-type="float" office:value="0">
            <text:p>0</text:p>
          </table:table-cell>
          <table:table-cell office:value-type="float" office:value="10720316">
            <text:p>10720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7811932">
            <text:p>107811932</text:p>
          </table:table-cell>
          <table:table-cell office:value-type="float" office:value="0">
            <text:p>0</text:p>
          </table:table-cell>
          <table:table-cell office:value-type="float" office:value="88847058">
            <text:p>88847058</text:p>
          </table:table-cell>
          <table:table-cell office:value-type="float" office:value="0">
            <text:p>0</text:p>
          </table:table-cell>
          <table:table-cell office:value-type="float" office:value="18964874">
            <text:p>189648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45160480">
            <text:p>145160480</text:p>
          </table:table-cell>
          <table:table-cell office:value-type="float" office:value="0">
            <text:p>0</text:p>
          </table:table-cell>
          <table:table-cell office:value-type="float" office:value="96069539">
            <text:p>96069539</text:p>
          </table:table-cell>
          <table:table-cell office:value-type="float" office:value="0">
            <text:p>0</text:p>
          </table:table-cell>
          <table:table-cell office:value-type="float" office:value="49090941">
            <text:p>490909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073833">
            <text:p>11073833</text:p>
          </table:table-cell>
          <table:table-cell office:value-type="float" office:value="0">
            <text:p>0</text:p>
          </table:table-cell>
          <table:table-cell office:value-type="float" office:value="2306840">
            <text:p>2306840</text:p>
          </table:table-cell>
          <table:table-cell office:value-type="float" office:value="0">
            <text:p>0</text:p>
          </table:table-cell>
          <table:table-cell office:value-type="float" office:value="8766993">
            <text:p>8766993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03</dc:date>
    <dc:creator>david </dc:creator>
    <meta:editing-duration>PT00H01M34S</meta:editing-duration>
    <meta:editing-cycles>2</meta:editing-cycles>
    <meta:generator>OpenOffice.org/3.2$Unix OpenOffice.org_project/320m12$Build-9483</meta:generator>
    <meta:document-statistic meta:table-count="10" meta:cell-count="1169" meta:object-count="0"/>
  </office:meta>
</office:document-meta>
</file>